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6" style:parent-style-name="Standard" style:family="paragraph">
      <style:paragraph-properties fo:margin-bottom="0in" style:line-height-at-least="0.1979in" fo:background-color="#FFFFFF"/>
    </style:style>
    <style:style style:name="T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8" style:parent-style-name="Standard" style:family="paragraph">
      <style:paragraph-properties fo:margin-bottom="0in" style:line-height-at-least="0.1979in" fo:background-color="#FFFFFF"/>
    </style:style>
    <style:style style:name="T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" style:parent-style-name="Standard" style:family="paragraph">
      <style:paragraph-properties fo:margin-bottom="0in" style:line-height-at-least="0.1979in" fo:background-color="#FFFFFF"/>
    </style:style>
    <style:style style:name="T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8" style:parent-style-name="Standard" style:family="paragraph">
      <style:paragraph-properties fo:margin-bottom="0in" style:line-height-at-least="0.1979in" fo:background-color="#FFFFFF"/>
    </style:style>
    <style:style style:name="T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" style:parent-style-name="Standard" style:family="paragraph">
      <style:paragraph-properties fo:margin-bottom="0in" style:line-height-at-least="0.1979in" fo:background-color="#FFFFFF"/>
    </style:style>
    <style:style style:name="T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" style:parent-style-name="Standard" style:family="paragraph">
      <style:paragraph-properties fo:margin-bottom="0in" style:line-height-at-least="0.1979in" fo:background-color="#FFFFFF"/>
    </style:style>
    <style:style style:name="T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43" style:parent-style-name="Standard" style:family="paragraph">
      <style:paragraph-properties fo:margin-bottom="0in" style:line-height-at-least="0.1979in" fo:background-color="#FFFFFF"/>
    </style:style>
    <style:style style:name="T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6" style:parent-style-name="Standard" style:family="paragraph">
      <style:paragraph-properties fo:margin-bottom="0in" style:line-height-at-least="0.1979in" fo:background-color="#FFFFFF"/>
    </style:style>
    <style:style style:name="T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4" style:parent-style-name="Standard" style:family="paragraph">
      <style:paragraph-properties fo:margin-bottom="0in" style:line-height-at-least="0.1979in" fo:background-color="#FFFFFF"/>
    </style:style>
    <style:style style:name="T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2" style:parent-style-name="Standard" style:family="paragraph">
      <style:paragraph-properties fo:margin-bottom="0in" style:line-height-at-least="0.1979in" fo:background-color="#FFFFFF"/>
    </style:style>
    <style:style style:name="T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7" style:parent-style-name="Standard" style:family="paragraph">
      <style:paragraph-properties fo:margin-bottom="0in" style:line-height-at-least="0.1979in" fo:background-color="#FFFFFF"/>
    </style:style>
    <style:style style:name="T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" style:parent-style-name="Standard" style:family="paragraph">
      <style:paragraph-properties fo:margin-bottom="0in" style:line-height-at-least="0.1979in" fo:background-color="#FFFFFF"/>
    </style:style>
    <style:style style:name="T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3" style:parent-style-name="Standard" style:family="paragraph">
      <style:paragraph-properties fo:margin-bottom="0in" style:line-height-at-least="0.1979in" fo:background-color="#FFFFFF"/>
    </style:style>
    <style:style style:name="T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6" style:parent-style-name="Standard" style:family="paragraph">
      <style:paragraph-properties fo:margin-bottom="0in" style:line-height-at-least="0.1979in" fo:background-color="#FFFFFF"/>
    </style:style>
    <style:style style:name="T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1" style:parent-style-name="Standard" style:family="paragraph">
      <style:paragraph-properties fo:margin-bottom="0in" style:line-height-at-least="0.1979in" fo:background-color="#FFFFFF"/>
    </style:style>
    <style:style style:name="T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6" style:parent-style-name="Standard" style:family="paragraph">
      <style:paragraph-properties fo:margin-bottom="0in" style:line-height-at-least="0.1979in" fo:background-color="#FFFFFF"/>
    </style:style>
    <style:style style:name="T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2" style:parent-style-name="Standard" style:family="paragraph">
      <style:paragraph-properties fo:margin-bottom="0in" style:line-height-at-least="0.1979in" fo:background-color="#FFFFFF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" style:parent-style-name="Standard" style:family="paragraph">
      <style:paragraph-properties fo:margin-bottom="0in" style:line-height-at-least="0.1979in" fo:background-color="#FFFFFF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1" style:parent-style-name="Standard" style:family="paragraph">
      <style:paragraph-properties fo:margin-bottom="0in" style:line-height-at-least="0.1979in" fo:background-color="#FFFFFF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4" style:parent-style-name="Standard" style:family="paragraph">
      <style:paragraph-properties fo:margin-bottom="0in" style:line-height-at-least="0.1979in" fo:background-color="#FFFFFF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6" style:parent-style-name="Standard" style:family="paragraph">
      <style:paragraph-properties fo:margin-bottom="0in" style:line-height-at-least="0.1979in" fo:background-color="#FFFFFF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4" style:parent-style-name="Standard" style:family="paragraph">
      <style:paragraph-properties fo:margin-bottom="0in" style:line-height-at-least="0.1979in" fo:background-color="#FFFFFF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2" style:parent-style-name="Standard" style:family="paragraph">
      <style:paragraph-properties fo:margin-bottom="0in" style:line-height-at-least="0.1979in" fo:background-color="#FFFFFF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0" style:parent-style-name="Standard" style:family="paragraph">
      <style:paragraph-properties fo:margin-bottom="0in" style:line-height-at-least="0.1979in" fo:background-color="#FFFFFF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0" style:parent-style-name="Standard" style:family="paragraph">
      <style:paragraph-properties fo:margin-bottom="0in" style:line-height-at-least="0.1979in" fo:background-color="#FFFFFF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0" style:parent-style-name="Standard" style:family="paragraph">
      <style:paragraph-properties fo:margin-bottom="0in" style:line-height-at-least="0.1979in" fo:background-color="#FFFFFF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6" style:parent-style-name="Standard" style:family="paragraph">
      <style:paragraph-properties fo:margin-bottom="0in" style:line-height-at-least="0.1979in" fo:background-color="#FFFFFF"/>
    </style:style>
    <style:style style:name="T1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9" style:parent-style-name="Standard" style:family="paragraph">
      <style:paragraph-properties fo:margin-bottom="0in" style:line-height-at-least="0.1979in" fo:background-color="#FFFFFF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2" style:parent-style-name="Standard" style:family="paragraph">
      <style:paragraph-properties fo:margin-bottom="0in" style:line-height-at-least="0.1979in" fo:background-color="#FFFFFF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5" style:parent-style-name="Standard" style:family="paragraph">
      <style:paragraph-properties fo:margin-bottom="0in" style:line-height-at-least="0.1979in" fo:background-color="#FFFFFF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3" style:parent-style-name="Standard" style:family="paragraph">
      <style:paragraph-properties fo:margin-bottom="0in" style:line-height-at-least="0.1979in" fo:background-color="#FFFFFF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96" style:parent-style-name="Standard" style:family="paragraph">
      <style:paragraph-properties fo:margin-bottom="0in" style:line-height-at-least="0.1979in" fo:background-color="#FFFFFF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01" style:parent-style-name="Standard" style:family="paragraph">
      <style:paragraph-properties fo:margin-bottom="0in" style:line-height-at-least="0.1979in" fo:background-color="#FFFFFF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06" style:parent-style-name="Standard" style:family="paragraph">
      <style:paragraph-properties fo:margin-bottom="0in" style:line-height-at-least="0.1979in" fo:background-color="#FFFFFF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2" style:parent-style-name="Standard" style:family="paragraph">
      <style:paragraph-properties fo:margin-bottom="0in" style:line-height-at-least="0.1979in" fo:background-color="#FFFFFF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8" style:parent-style-name="Standard" style:family="paragraph">
      <style:paragraph-properties fo:margin-bottom="0in" style:line-height-at-least="0.1979in" fo:background-color="#FFFFFF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1" style:parent-style-name="Standard" style:family="paragraph">
      <style:paragraph-properties fo:margin-bottom="0in" style:line-height-at-least="0.1979in" fo:background-color="#FFFFFF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4" style:parent-style-name="Standard" style:family="paragraph">
      <style:paragraph-properties fo:margin-bottom="0in" style:line-height-at-least="0.1979in" fo:background-color="#FFFFFF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6" style:parent-style-name="Standard" style:family="paragraph">
      <style:paragraph-properties fo:margin-bottom="0in" style:line-height-at-least="0.1979in" fo:background-color="#FFFFFF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4" style:parent-style-name="Standard" style:family="paragraph">
      <style:paragraph-properties fo:margin-bottom="0in" style:line-height-at-least="0.1979in" fo:background-color="#FFFFFF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2" style:parent-style-name="Standard" style:family="paragraph">
      <style:paragraph-properties fo:margin-bottom="0in" style:line-height-at-least="0.1979in" fo:background-color="#FFFFFF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0" style:parent-style-name="Standard" style:family="paragraph">
      <style:paragraph-properties fo:margin-bottom="0in" style:line-height-at-least="0.1979in" fo:background-color="#FFFFFF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4" style:parent-style-name="Standard" style:family="paragraph">
      <style:paragraph-properties fo:margin-bottom="0in" style:line-height-at-least="0.1979in" fo:background-color="#FFFFFF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4" style:parent-style-name="Standard" style:family="paragraph">
      <style:paragraph-properties fo:margin-bottom="0in" style:line-height-at-least="0.1979in" fo:background-color="#FFFFFF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" style:parent-style-name="Standard" style:family="paragraph">
      <style:paragraph-properties fo:margin-bottom="0in" style:line-height-at-least="0.1979in" fo:background-color="#FFFFFF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3" style:parent-style-name="Standard" style:family="paragraph">
      <style:paragraph-properties fo:margin-bottom="0in" style:line-height-at-least="0.1979in" fo:background-color="#FFFFFF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6" style:parent-style-name="Standard" style:family="paragraph">
      <style:paragraph-properties fo:margin-bottom="0in" style:line-height-at-least="0.1979in" fo:background-color="#FFFFFF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9" style:parent-style-name="Standard" style:family="paragraph">
      <style:paragraph-properties fo:margin-bottom="0in" style:line-height-at-least="0.1979in" fo:background-color="#FFFFFF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2" style:parent-style-name="Standard" style:family="paragraph">
      <style:paragraph-properties fo:margin-bottom="0in" style:line-height-at-least="0.1979in" fo:background-color="#FFFFFF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6" style:parent-style-name="Standard" style:family="paragraph">
      <style:paragraph-properties fo:margin-bottom="0in" style:line-height-at-least="0.1979in" fo:background-color="#FFFFFF"/>
    </style:style>
    <style:style style:name="T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4" style:parent-style-name="Standard" style:family="paragraph">
      <style:paragraph-properties fo:margin-bottom="0in" style:line-height-at-least="0.1979in" fo:background-color="#FFFFFF"/>
    </style:style>
    <style:style style:name="T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9" style:parent-style-name="Standard" style:family="paragraph">
      <style:paragraph-properties fo:margin-bottom="0in" style:line-height-at-least="0.1979in" fo:background-color="#FFFFFF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7" style:parent-style-name="Standard" style:family="paragraph">
      <style:paragraph-properties fo:margin-bottom="0in" style:line-height-at-least="0.1979in" fo:background-color="#FFFFFF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5" style:parent-style-name="Standard" style:family="paragraph">
      <style:paragraph-properties fo:margin-bottom="0in" style:line-height-at-least="0.1979in" fo:background-color="#FFFFFF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47" style:parent-style-name="Standard" style:family="paragraph">
      <style:paragraph-properties fo:margin-bottom="0in" style:line-height-at-least="0.1979in" fo:background-color="#FFFFFF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0" style:parent-style-name="Standard" style:family="paragraph">
      <style:paragraph-properties fo:margin-bottom="0in" style:line-height-at-least="0.1979in" fo:background-color="#FFFFFF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2" style:parent-style-name="Standard" style:family="paragraph">
      <style:paragraph-properties fo:margin-bottom="0in" style:line-height-at-least="0.1979in" fo:background-color="#FFFFFF"/>
    </style:style>
    <style:style style:name="T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74" style:parent-style-name="Standard" style:family="paragraph">
      <style:paragraph-properties fo:margin-bottom="0in" style:line-height-at-least="0.1979in" fo:background-color="#FFFFFF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82" style:parent-style-name="Standard" style:family="paragraph">
      <style:paragraph-properties fo:margin-bottom="0in" style:line-height-at-least="0.1979in" fo:background-color="#FFFFFF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90" style:parent-style-name="Standard" style:family="paragraph">
      <style:paragraph-properties fo:margin-bottom="0in" style:line-height-at-least="0.1979in" fo:background-color="#FFFFFF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0" style:parent-style-name="Standard" style:family="paragraph">
      <style:paragraph-properties fo:margin-bottom="0in" style:line-height-at-least="0.1979in" fo:background-color="#FFFFFF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0" style:parent-style-name="Standard" style:family="paragraph">
      <style:paragraph-properties fo:margin-bottom="0in" style:line-height-at-least="0.1979in" fo:background-color="#FFFFFF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6" style:parent-style-name="Standard" style:family="paragraph">
      <style:paragraph-properties fo:margin-bottom="0in" style:line-height-at-least="0.1979in" fo:background-color="#FFFFFF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9" style:parent-style-name="Standard" style:family="paragraph">
      <style:paragraph-properties fo:margin-bottom="0in" style:line-height-at-least="0.1979in" fo:background-color="#FFFFFF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2" style:parent-style-name="Standard" style:family="paragraph">
      <style:paragraph-properties fo:margin-bottom="0in" style:line-height-at-least="0.1979in" fo:background-color="#FFFFFF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5" style:parent-style-name="Standard" style:family="paragraph">
      <style:paragraph-properties fo:margin-bottom="0in" style:line-height-at-least="0.1979in" fo:background-color="#FFFFFF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7" style:parent-style-name="Standard" style:family="paragraph">
      <style:paragraph-properties fo:margin-bottom="0in" style:line-height-at-least="0.1979in" fo:background-color="#FFFFFF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0" style:parent-style-name="Standard" style:family="paragraph">
      <style:paragraph-properties fo:margin-bottom="0in" style:line-height-at-least="0.1979in" fo:background-color="#FFFFFF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2" style:parent-style-name="Standard" style:family="paragraph">
      <style:paragraph-properties fo:margin-bottom="0in" style:line-height-at-least="0.1979in" fo:background-color="#FFFFFF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4" style:parent-style-name="Standard" style:family="paragraph">
      <style:paragraph-properties fo:margin-bottom="0in" style:line-height-at-least="0.1979in" fo:background-color="#FFFFFF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2" style:parent-style-name="Standard" style:family="paragraph">
      <style:paragraph-properties fo:margin-bottom="0in" style:line-height-at-least="0.1979in" fo:background-color="#FFFFFF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80" style:parent-style-name="Standard" style:family="paragraph">
      <style:paragraph-properties fo:margin-bottom="0in" style:line-height-at-least="0.1979in" fo:background-color="#FFFFFF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94" style:parent-style-name="Standard" style:family="paragraph">
      <style:paragraph-properties fo:margin-bottom="0in" style:line-height-at-least="0.1979in" fo:background-color="#FFFFFF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4" style:parent-style-name="Standard" style:family="paragraph">
      <style:paragraph-properties fo:margin-bottom="0in" style:line-height-at-least="0.1979in" fo:background-color="#FFFFFF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0" style:parent-style-name="Standard" style:family="paragraph">
      <style:paragraph-properties fo:margin-bottom="0in" style:line-height-at-least="0.1979in" fo:background-color="#FFFFFF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13" style:parent-style-name="Standard" style:family="paragraph">
      <style:paragraph-properties fo:margin-bottom="0in" style:line-height-at-least="0.1979in" fo:background-color="#FFFFFF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16" style:parent-style-name="Standard" style:family="paragraph">
      <style:paragraph-properties fo:margin-bottom="0in" style:line-height-at-least="0.1979in" fo:background-color="#FFFFFF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19" style:parent-style-name="Standard" style:family="paragraph">
      <style:paragraph-properties fo:margin-bottom="0in" style:line-height-at-least="0.1979in" fo:background-color="#FFFFFF"/>
    </style:style>
    <style:style style:name="T5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2" style:parent-style-name="Standard" style:family="paragraph">
      <style:paragraph-properties fo:margin-bottom="0in" style:line-height-at-least="0.1979in" fo:background-color="#FFFFFF"/>
    </style:style>
    <style:style style:name="T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5" style:parent-style-name="Standard" style:family="paragraph">
      <style:paragraph-properties fo:margin-bottom="0in" style:line-height-at-least="0.1979in" fo:background-color="#FFFFFF"/>
    </style:style>
    <style:style style:name="T5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8" style:parent-style-name="Standard" style:family="paragraph">
      <style:paragraph-properties fo:margin-bottom="0in" style:line-height-at-least="0.1979in" fo:background-color="#FFFFFF"/>
    </style:style>
    <style:style style:name="T5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30" style:parent-style-name="Standard" style:family="paragraph">
      <style:paragraph-properties fo:margin-bottom="0in" style:line-height-at-least="0.1979in" fo:background-color="#FFFFFF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5" style:parent-style-name="Standard" style:family="paragraph">
      <style:paragraph-properties fo:margin-bottom="0in" style:line-height-at-least="0.1979in" fo:background-color="#FFFFFF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9" style:parent-style-name="Standard" style:family="paragraph">
      <style:paragraph-properties fo:margin-bottom="0in" style:line-height-at-least="0.1979in" fo:background-color="#FFFFFF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3" style:parent-style-name="Standard" style:family="paragraph">
      <style:paragraph-properties fo:margin-bottom="0in" style:line-height-at-least="0.1979in" fo:background-color="#FFFFFF"/>
    </style:style>
    <style:style style:name="T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7" style:parent-style-name="Standard" style:family="paragraph">
      <style:paragraph-properties fo:margin-bottom="0in" style:line-height-at-least="0.1979in" fo:background-color="#FFFFFF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7" style:parent-style-name="Standard" style:family="paragraph">
      <style:paragraph-properties fo:margin-bottom="0in" style:line-height-at-least="0.1979in" fo:background-color="#FFFFFF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7" style:parent-style-name="Standard" style:family="paragraph">
      <style:paragraph-properties fo:margin-bottom="0in" style:line-height-at-least="0.1979in" fo:background-color="#FFFFFF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7" style:parent-style-name="Standard" style:family="paragraph">
      <style:paragraph-properties fo:margin-bottom="0in" style:line-height-at-least="0.1979in" fo:background-color="#FFFFFF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7" style:parent-style-name="Standard" style:family="paragraph">
      <style:paragraph-properties fo:margin-bottom="0in" style:line-height-at-least="0.1979in" fo:background-color="#FFFFFF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7" style:parent-style-name="Standard" style:family="paragraph">
      <style:paragraph-properties fo:margin-bottom="0in" style:line-height-at-least="0.1979in" fo:background-color="#FFFFFF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7" style:parent-style-name="Standard" style:family="paragraph">
      <style:paragraph-properties fo:margin-bottom="0in" style:line-height-at-least="0.1979in" fo:background-color="#FFFFFF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7" style:parent-style-name="Standard" style:family="paragraph">
      <style:paragraph-properties fo:margin-bottom="0in" style:line-height-at-least="0.1979in" fo:background-color="#FFFFFF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2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28" style:parent-style-name="Standard" style:family="paragraph">
      <style:paragraph-properties fo:margin-bottom="0in" style:line-height-at-least="0.1979in" fo:background-color="#FFFFFF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32" style:parent-style-name="Standard" style:family="paragraph">
      <style:paragraph-properties fo:margin-bottom="0in" style:line-height-at-least="0.1979in" fo:background-color="#FFFFFF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2" style:parent-style-name="Standard" style:family="paragraph">
      <style:paragraph-properties fo:margin-bottom="0in" style:line-height-at-least="0.1979in" fo:background-color="#FFFFFF"/>
    </style:style>
    <style:style style:name="T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52" style:parent-style-name="Standard" style:family="paragraph">
      <style:paragraph-properties fo:margin-bottom="0in" style:line-height-at-least="0.1979in" fo:background-color="#FFFFFF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63" style:parent-style-name="Standard" style:family="paragraph">
      <style:paragraph-properties fo:margin-bottom="0in" style:line-height-at-least="0.1979in" fo:background-color="#FFFFFF"/>
    </style:style>
    <style:style style:name="T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73" style:parent-style-name="Standard" style:family="paragraph">
      <style:paragraph-properties fo:margin-bottom="0in" style:line-height-at-least="0.1979in" fo:background-color="#FFFFFF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76" style:parent-style-name="Standard" style:family="paragraph">
      <style:paragraph-properties fo:margin-bottom="0in" style:line-height-at-least="0.1979in" fo:background-color="#FFFFFF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0" style:parent-style-name="Absatz-Standardschriftar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fo:language="en" fo:country="US" style:language-asian="de" style:country-asian="DE"/>
    </style:style>
    <style:style style:name="T6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94" style:parent-style-name="Standard" style:family="paragraph">
      <style:paragraph-properties fo:margin-bottom="0in" style:line-height-at-least="0.1979in" fo:background-color="#FFFFFF"/>
    </style:style>
    <style:style style:name="T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1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1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22" style:parent-style-name="Standard" style:family="paragraph">
      <style:paragraph-properties fo:margin-bottom="0in" style:line-height-at-least="0.1979in" fo:background-color="#FFFFFF"/>
    </style:style>
    <style:style style:name="T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2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28" style:parent-style-name="Standard" style:family="paragraph">
      <style:paragraph-properties fo:margin-bottom="0in" style:line-height-at-least="0.1979in" fo:background-color="#FFFFFF"/>
    </style:style>
    <style:style style:name="T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2" style:parent-style-name="Absatz-Standardschriftar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fo:language="en" fo:country="US" style:language-asian="de" style:country-asian="DE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46" style:parent-style-name="Standard" style:family="paragraph">
      <style:paragraph-properties fo:margin-bottom="0in" style:line-height-at-least="0.1979in" fo:background-color="#FFFFFF"/>
    </style:style>
    <style:style style:name="T7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6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7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7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74" style:parent-style-name="Standard" style:family="paragraph">
      <style:paragraph-properties fo:margin-bottom="0in" style:line-height-at-least="0.1979in" fo:background-color="#FFFFFF"/>
    </style:style>
    <style:style style:name="T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80" style:parent-style-name="Standard" style:family="paragraph">
      <style:paragraph-properties fo:margin-bottom="0in" style:line-height-at-least="0.1979in" fo:background-color="#FFFFFF"/>
    </style:style>
    <style:style style:name="T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86" style:parent-style-name="Standard" style:family="paragraph">
      <style:paragraph-properties fo:margin-bottom="0in" style:line-height-at-least="0.1979in" fo:background-color="#FFFFFF"/>
    </style:style>
    <style:style style:name="T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9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3" style:parent-style-name="Standard" style:family="paragraph">
      <style:paragraph-properties fo:margin-bottom="0in" style:line-height-at-least="0.1979in" fo:background-color="#FFFFFF"/>
    </style:style>
    <style:style style:name="T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7" style:parent-style-name="Standard" style:family="paragraph">
      <style:paragraph-properties fo:margin-bottom="0in" style:line-height-at-least="0.1979in" fo:background-color="#FFFFFF"/>
    </style:style>
    <style:style style:name="T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03" style:parent-style-name="Standard" style:family="paragraph">
      <style:paragraph-properties fo:margin-bottom="0in" style:line-height-at-least="0.1979in" fo:background-color="#FFFFFF"/>
    </style:style>
    <style:style style:name="T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7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8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17" style:parent-style-name="Standard" style:family="paragraph">
      <style:paragraph-properties fo:margin-bottom="0in" style:line-height-at-least="0.1979in" fo:background-color="#FFFFFF"/>
    </style:style>
    <style:style style:name="T8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5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8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27" style:parent-style-name="Standard" style:family="paragraph">
      <style:paragraph-properties fo:margin-bottom="0in" style:line-height-at-least="0.1979in" fo:background-color="#FFFFFF"/>
    </style:style>
    <style:style style:name="T8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41" style:parent-style-name="Standard" style:family="paragraph">
      <style:paragraph-properties fo:margin-bottom="0in" style:line-height-at-least="0.1979in" fo:background-color="#FFFFFF"/>
    </style:style>
    <style:style style:name="T8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8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7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5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60" style:parent-style-name="Standard" style:family="paragraph">
      <style:paragraph-properties fo:margin-bottom="0in" style:line-height-at-least="0.1979in" fo:background-color="#FFFFFF"/>
    </style:style>
    <style:style style:name="T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67" style:parent-style-name="Standard" style:family="paragraph">
      <style:paragraph-properties fo:margin-bottom="0in" style:line-height-at-least="0.1979in" fo:background-color="#FFFFFF"/>
    </style:style>
    <style:style style:name="T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73" style:parent-style-name="Standard" style:family="paragraph">
      <style:paragraph-properties fo:margin-bottom="0in" style:line-height-at-least="0.1979in" fo:background-color="#FFFFFF"/>
    </style:style>
    <style:style style:name="T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7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87" style:parent-style-name="Standard" style:family="paragraph">
      <style:paragraph-properties fo:margin-bottom="0in" style:line-height-at-least="0.1979in" fo:background-color="#FFFFFF"/>
    </style:style>
    <style:style style:name="T8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5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8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97" style:parent-style-name="Standard" style:family="paragraph">
      <style:paragraph-properties fo:margin-bottom="0in" style:line-height-at-least="0.1979in" fo:background-color="#FFFFFF"/>
    </style:style>
    <style:style style:name="T8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11" style:parent-style-name="Standard" style:family="paragraph">
      <style:paragraph-properties fo:margin-bottom="0in" style:line-height-at-least="0.1979in" fo:background-color="#FFFFFF"/>
    </style:style>
    <style:style style:name="T9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9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9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7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9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2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30" style:parent-style-name="Standard" style:family="paragraph">
      <style:paragraph-properties fo:margin-bottom="0in" style:line-height-at-least="0.1979in" fo:background-color="#FFFFFF"/>
    </style:style>
    <style:style style:name="T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37" style:parent-style-name="Standard" style:family="paragraph">
      <style:paragraph-properties fo:margin-bottom="0in" style:line-height-at-least="0.1979in" fo:background-color="#FFFFFF"/>
    </style:style>
    <style:style style:name="T9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43" style:parent-style-name="Standard" style:family="paragraph">
      <style:paragraph-properties fo:margin-bottom="0in" style:line-height-at-least="0.1979in" fo:background-color="#FFFFFF"/>
    </style:style>
    <style:style style:name="T9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9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53" style:parent-style-name="Standard" style:family="paragraph">
      <style:paragraph-properties fo:margin-bottom="0in" style:line-height-at-least="0.1979in" fo:background-color="#FFFFFF"/>
    </style:style>
    <style:style style:name="T9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P97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7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74" style:parent-style-name="Standard" style:family="paragraph">
      <style:paragraph-properties fo:margin-bottom="0in" style:line-height-at-least="0.1979in" fo:background-color="#FFFFFF"/>
    </style:style>
    <style:style style:name="T9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80" style:parent-style-name="Standard" style:family="paragraph">
      <style:paragraph-properties fo:margin-bottom="0in" style:line-height-at-least="0.1979in" fo:background-color="#FFFFFF"/>
    </style:style>
    <style:style style:name="T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0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09" style:parent-style-name="Standard" style:family="paragraph">
      <style:paragraph-properties fo:margin-bottom="0in" style:line-height-at-least="0.1979in" fo:background-color="#FFFFFF"/>
    </style:style>
    <style:style style:name="T10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13" style:parent-style-name="Standard" style:family="paragraph">
      <style:paragraph-properties fo:margin-bottom="0in" style:line-height-at-least="0.1979in" fo:background-color="#FFFFFF"/>
    </style:style>
    <style:style style:name="T1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016" style:parent-style-name="Standard" style:family="paragraph">
      <style:paragraph-properties fo:margin-bottom="0in" style:line-height-at-least="0.1979in" fo:background-color="#FFFFFF"/>
    </style:style>
    <style:style style:name="T1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30" style:parent-style-name="Standard" style:family="paragraph">
      <style:paragraph-properties fo:margin-bottom="0in" style:line-height-at-least="0.1979in" fo:background-color="#FFFFFF"/>
    </style:style>
    <style:style style:name="T10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4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47" style:parent-style-name="Standard" style:family="paragraph">
      <style:paragraph-properties fo:margin-bottom="0in" style:line-height-at-least="0.1979in" fo:background-color="#FFFFFF"/>
    </style:style>
    <style:style style:name="T10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9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050" style:parent-style-name="Standard" style:family="paragraph">
      <style:paragraph-properties fo:margin-bottom="0in" style:line-height-at-least="0.1979in" fo:background-color="#FFFFFF"/>
    </style:style>
    <style:style style:name="T1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64" style:parent-style-name="Standard" style:family="paragraph">
      <style:paragraph-properties fo:margin-bottom="0in" style:line-height-at-least="0.1979in" fo:background-color="#FFFFFF"/>
    </style:style>
    <style:style style:name="T1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3" style:parent-style-name="Standard" style:family="paragraph">
      <style:paragraph-properties fo:margin-bottom="0in" style:line-height-at-least="0.1979in" fo:background-color="#FFFFFF"/>
    </style:style>
    <style:style style:name="T1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7" style:parent-style-name="Standard" style:family="paragraph">
      <style:paragraph-properties fo:margin-bottom="0in" style:line-height-at-least="0.1979in" fo:background-color="#FFFFFF"/>
    </style:style>
    <style:style style:name="T1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91" style:parent-style-name="Standard" style:family="paragraph">
      <style:paragraph-properties fo:margin-bottom="0in" style:line-height-at-least="0.1979in" fo:background-color="#FFFFFF"/>
    </style:style>
    <style:style style:name="T1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95" style:parent-style-name="Standard" style:family="paragraph">
      <style:paragraph-properties fo:margin-bottom="0in" style:line-height-at-least="0.1979in" fo:background-color="#FFFFFF"/>
    </style:style>
    <style:style style:name="T1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0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02" style:parent-style-name="Standard" style:family="paragraph">
      <style:paragraph-properties fo:margin-bottom="0in" style:line-height-at-least="0.1979in" fo:background-color="#FFFFFF"/>
    </style:style>
    <style:style style:name="T1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10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08" style:parent-style-name="Standard" style:family="paragraph">
      <style:paragraph-properties fo:margin-bottom="0in" style:line-height-at-least="0.1979in" fo:background-color="#FFFFFF"/>
    </style:style>
    <style:style style:name="T1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12" style:parent-style-name="Standard" style:family="paragraph">
      <style:paragraph-properties fo:margin-bottom="0in" style:line-height-at-least="0.1979in" fo:background-color="#FFFFFF"/>
    </style:style>
    <style:style style:name="T1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16" style:parent-style-name="Standard" style:family="paragraph">
      <style:paragraph-properties fo:margin-bottom="0in" style:line-height-at-least="0.1979in" fo:background-color="#FFFFFF"/>
    </style:style>
    <style:style style:name="T1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2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23" style:parent-style-name="Standard" style:family="paragraph">
      <style:paragraph-properties fo:margin-bottom="0in" style:line-height-at-least="0.1979in" fo:background-color="#FFFFFF"/>
    </style:style>
    <style:style style:name="T1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12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2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3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31" style:parent-style-name="Standard" style:family="paragraph">
      <style:paragraph-properties fo:margin-bottom="0in" style:line-height-at-least="0.1979in" fo:background-color="#FFFFFF"/>
    </style:style>
    <style:style style:name="T11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34" style:parent-style-name="Standard" style:family="paragraph">
      <style:paragraph-properties fo:margin-bottom="0in" style:line-height-at-least="0.1979in" fo:background-color="#FFFFFF"/>
    </style:style>
    <style:style style:name="T11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9" style:parent-style-name="Standard" style:family="paragraph">
      <style:paragraph-properties fo:margin-bottom="0in" style:line-height-at-least="0.1979in" fo:background-color="#FFFFFF"/>
    </style:style>
    <style:style style:name="T1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42" style:parent-style-name="Standard" style:family="paragraph">
      <style:paragraph-properties fo:margin-bottom="0in" style:line-height-at-least="0.1979in" fo:background-color="#FFFFFF"/>
    </style:style>
    <style:style style:name="T1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48" style:parent-style-name="Standard" style:family="paragraph">
      <style:paragraph-properties fo:margin-bottom="0in" style:line-height-at-least="0.1979in" fo:background-color="#FFFFFF"/>
    </style:style>
    <style:style style:name="T1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5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5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56" style:parent-style-name="Standard" style:family="paragraph">
      <style:paragraph-properties fo:margin-bottom="0in" style:line-height-at-least="0.1979in" fo:background-color="#FFFFFF"/>
    </style:style>
    <style:style style:name="T11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59" style:parent-style-name="Standard" style:family="paragraph">
      <style:paragraph-properties fo:margin-bottom="0in" style:line-height-at-least="0.1979in" fo:background-color="#FFFFFF"/>
    </style:style>
    <style:style style:name="T1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65" style:parent-style-name="Standard" style:family="paragraph">
      <style:paragraph-properties fo:margin-bottom="0in" style:line-height-at-least="0.1979in" fo:background-color="#FFFFFF"/>
    </style:style>
    <style:style style:name="T1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71" style:parent-style-name="Standard" style:family="paragraph">
      <style:paragraph-properties fo:margin-bottom="0in" style:line-height-at-least="0.1979in" fo:background-color="#FFFFFF"/>
    </style:style>
    <style:style style:name="T1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77" style:parent-style-name="Standard" style:family="paragraph">
      <style:paragraph-properties fo:margin-bottom="0in" style:line-height-at-least="0.1979in" fo:background-color="#FFFFFF"/>
    </style:style>
    <style:style style:name="T1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8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84" style:parent-style-name="Standard" style:family="paragraph">
      <style:paragraph-properties fo:margin-bottom="0in" style:line-height-at-least="0.1979in" fo:background-color="#FFFFFF"/>
    </style:style>
    <style:style style:name="T11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87" style:parent-style-name="Standard" style:family="paragraph">
      <style:paragraph-properties fo:margin-bottom="0in" style:line-height-at-least="0.1979in" fo:background-color="#FFFFFF"/>
    </style:style>
    <style:style style:name="T1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9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94" style:parent-style-name="Standard" style:family="paragraph">
      <style:paragraph-properties fo:margin-bottom="0in" style:line-height-at-least="0.1979in" fo:background-color="#FFFFFF"/>
    </style:style>
    <style:style style:name="T11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97" style:parent-style-name="Standard" style:family="paragraph">
      <style:paragraph-properties fo:margin-bottom="0in" style:line-height-at-least="0.1979in" fo:background-color="#FFFFFF"/>
    </style:style>
    <style:style style:name="T1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03" style:parent-style-name="Standard" style:family="paragraph">
      <style:paragraph-properties fo:margin-bottom="0in" style:line-height-at-least="0.1979in" fo:background-color="#FFFFFF"/>
    </style:style>
    <style:style style:name="T1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09" style:parent-style-name="Standard" style:family="paragraph">
      <style:paragraph-properties fo:margin-bottom="0in" style:line-height-at-least="0.1979in" fo:background-color="#FFFFFF"/>
    </style:style>
    <style:style style:name="T1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15" style:parent-style-name="Standard" style:family="paragraph">
      <style:paragraph-properties fo:margin-bottom="0in" style:line-height-at-least="0.1979in" fo:background-color="#FFFFFF"/>
    </style:style>
    <style:style style:name="T1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2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22" style:parent-style-name="Standard" style:family="paragraph">
      <style:paragraph-properties fo:margin-bottom="0in" style:line-height-at-least="0.1979in" fo:background-color="#FFFFFF"/>
    </style:style>
    <style:style style:name="T12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22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!-- ToDO:</text:span></text:p>
      <text:p text:style-name="P6"><text:span text:style-name="T7">  1. Implementierung disable Checkbox --&gt;</text:span></text:p>
      <text:p text:style-name="P8"><text:span text:style-name="T9"> <text:s/></text:span><text:span text:style-name="T10">&lt;h2&gt;</text:span><text:span text:style-name="T11">@Empfängerkreis</text:span><text:span text:style-name="T12">&lt;/h2&gt;</text:span></text:p>
      <text:p text:style-name="P13"><text:span text:style-name="T14"> <text:s/></text:span><text:span text:style-name="T15">&lt;p&gt;</text:span></text:p>
      <text:p text:style-name="P16">    Je nach Auswahl wird die Benachrichtigung an die administrierten Verantwortlichen und Vertreter</text:p>
      <text:p text:style-name="P17">    der OrgE sowie die Inhaber der gewählten Benutzerrollen gesandt.</text:p>
      <text:p text:style-name="P18"><text:span text:style-name="T19"> <text:s/></text:span><text:span text:style-name="T20">&lt;/p&gt;</text:span></text:p>
      <text:p text:style-name="P21"><text:span text:style-name="T22"> <text:s/></text:span><text:span text:style-name="T23">&lt;p</text:span><text:span text:style-name="T24"><text:s/></text:span><text:span text:style-name="T25">v-if</text:span><text:span text:style-name="T26">="</text:span><text:span text:style-name="T27">selectedReceiver</text:span><text:span text:style-name="T28"><text:s/></text:span><text:span text:style-name="T29">==</text:span><text:span text:style-name="T30"><text:s/></text:span><text:span text:style-name="T31">0</text:span><text:span text:style-name="T32">"<text:s/></text:span><text:span text:style-name="T33">style</text:span><text:span text:style-name="T34">="</text:span><text:span text:style-name="T35">color</text:span><text:span text:style-name="T36">:<text:s/></text:span><text:span text:style-name="T37">red</text:span><text:span text:style-name="T38">"</text:span><text:span text:style-name="T39">&gt;</text:span></text:p>
      <text:p text:style-name="P40"><text:span text:style-name="T41">   <text:s/></text:span><text:span text:style-name="T42">Bitte wähle mindestens eine OrgE oder Benutzerrolle aus</text:span></text:p>
      <text:p text:style-name="P43"><text:span text:style-name="T44"> <text:s/></text:span><text:span text:style-name="T45">&lt;/p&gt;</text:span></text:p>
      <text:p text:style-name="P46"><text:span text:style-name="T47"> <text:s/></text:span><text:span text:style-name="T48">&lt;div</text:span><text:span text:style-name="T49"><text:s/></text:span><text:span text:style-name="T50">class</text:span><text:span text:style-name="T51">=</text:span><text:span text:style-name="T52">"card-container"</text:span><text:span text:style-name="T53">&gt;</text:span></text:p>
      <text:p text:style-name="P54"><text:span text:style-name="T55">   <text:s/></text:span><text:span text:style-name="T56">&lt;div</text:span><text:span text:style-name="T57"><text:s/></text:span><text:span text:style-name="T58">class</text:span><text:span text:style-name="T59">=</text:span><text:span text:style-name="T60">"card-with-header"</text:span><text:span text:style-name="T61">&gt;</text:span></text:p>
      <text:p text:style-name="P62"><text:span text:style-name="T63">     <text:s/></text:span><text:span text:style-name="T64">&lt;h2&gt;</text:span><text:span text:style-name="T65">AN</text:span><text:span text:style-name="T66">&lt;/h2&gt;</text:span></text:p>
      <text:p text:style-name="P67"><text:span text:style-name="T68">     <text:s/></text:span><text:span text:style-name="T69">&lt;scale-card</text:span><text:span text:style-name="T70"><text:s/></text:span><text:span text:style-name="T71">class</text:span><text:span text:style-name="T72">=</text:span><text:span text:style-name="T73">"half-width"</text:span><text:span text:style-name="T74">&gt;</text:span></text:p>
      <text:p text:style-name="P75"><text:span text:style-name="T76">       <text:s/></text:span><text:span text:style-name="T77">&lt;div</text:span><text:span text:style-name="T78"><text:s/></text:span><text:span text:style-name="T79">class</text:span><text:span text:style-name="T80">=</text:span><text:span text:style-name="T81">"checkbox-group-container"</text:span><text:span text:style-name="T82">&gt;</text:span></text:p>
      <text:p text:style-name="P83"><text:span text:style-name="T84">         <text:s/></text:span><text:span text:style-name="T85">&lt;scale-checkbox-group</text:span></text:p>
      <text:p text:style-name="P86"><text:span text:style-name="T87">           <text:s/></text:span><text:span text:style-name="T88">label</text:span><text:span text:style-name="T89">=</text:span><text:span text:style-name="T90">"(Alle OrgE) - Ost PTI 31"</text:span></text:p>
      <text:p text:style-name="P91"><text:span text:style-name="T92">           <text:s/></text:span><text:span text:style-name="T93">name</text:span><text:span text:style-name="T94">=</text:span><text:span text:style-name="T95">"AnOrgE"</text:span></text:p>
      <text:p text:style-name="P96"><text:span text:style-name="T97">            @</text:span><text:span text:style-name="T98">change</text:span><text:span text:style-name="T99">="</text:span><text:span text:style-name="T100">handleSelectAllOrgE</text:span><text:span text:style-name="T101">"</text:span></text:p>
      <text:p text:style-name="P102"><text:span text:style-name="T103">            :</text:span><text:span text:style-name="T104">checked</text:span><text:span text:style-name="T105">="</text:span><text:span text:style-name="T106">allOrgESelected</text:span><text:span text:style-name="T107">"</text:span></text:p>
      <text:p text:style-name="P108"><text:span text:style-name="T109">         <text:s/></text:span><text:span text:style-name="T110">&gt;</text:span></text:p>
      <text:p text:style-name="P111"><text:span text:style-name="T112">           <text:s/></text:span><text:span text:style-name="T113">&lt;scale-checkbox</text:span></text:p>
      <text:p text:style-name="P114"><text:span text:style-name="T115">             <text:s/></text:span><text:span text:style-name="T116">v-for</text:span><text:span text:style-name="T117">="(</text:span><text:span text:style-name="T118">item</text:span><text:span text:style-name="T119">,<text:s/></text:span><text:span text:style-name="T120">index</text:span><text:span text:style-name="T121">)<text:s/></text:span><text:span text:style-name="T122">in</text:span><text:span text:style-name="T123"><text:s/></text:span><text:span text:style-name="T124">orgEItems</text:span><text:span text:style-name="T125">"</text:span></text:p>
      <text:p text:style-name="P126"><text:span text:style-name="T127">              :</text:span><text:span text:style-name="T128">key</text:span><text:span text:style-name="T129">="</text:span><text:span text:style-name="T130">item</text:span><text:span text:style-name="T131">.</text:span><text:span text:style-name="T132">value</text:span><text:span text:style-name="T133">"</text:span></text:p>
      <text:p text:style-name="P134"><text:span text:style-name="T135">              :</text:span><text:span text:style-name="T136">label</text:span><text:span text:style-name="T137">="</text:span><text:span text:style-name="T138">item</text:span><text:span text:style-name="T139">.</text:span><text:span text:style-name="T140">label</text:span><text:span text:style-name="T141">"</text:span></text:p>
      <text:p text:style-name="P142"><text:span text:style-name="T143">              :</text:span><text:span text:style-name="T144">value</text:span><text:span text:style-name="T145">="</text:span><text:span text:style-name="T146">item</text:span><text:span text:style-name="T147">.</text:span><text:span text:style-name="T148">value</text:span><text:span text:style-name="T149">"</text:span></text:p>
      <text:p text:style-name="P150"><text:span text:style-name="T151">             <text:s/></text:span><text:span text:style-name="T152">v-model</text:span><text:span text:style-name="T153">="</text:span><text:span text:style-name="T154">selectedReceiver</text:span><text:span text:style-name="T155">[</text:span><text:span text:style-name="T156">index</text:span><text:span text:style-name="T157">].</text:span><text:span text:style-name="T158">selected</text:span><text:span text:style-name="T159">"</text:span></text:p>
      <text:p text:style-name="P160"><text:span text:style-name="T161">              :</text:span><text:span text:style-name="T162">disabled</text:span><text:span text:style-name="T163">="</text:span><text:span text:style-name="T164">isCcChecked</text:span><text:span text:style-name="T165">(</text:span><text:span text:style-name="T166">item</text:span><text:span text:style-name="T167">.</text:span><text:span text:style-name="T168">value</text:span><text:span text:style-name="T169">)"</text:span></text:p>
      <text:p text:style-name="P170"><text:span text:style-name="T171">              @</text:span><text:span text:style-name="T172">change</text:span><text:span text:style-name="T173">="</text:span><text:span text:style-name="T174">updateDisabledStates</text:span><text:span text:style-name="T175">"</text:span></text:p>
      <text:p text:style-name="P176"><text:span text:style-name="T177">           <text:s/></text:span><text:span text:style-name="T178">/&gt;</text:span></text:p>
      <text:p text:style-name="P179"><text:span text:style-name="T180">         <text:s/></text:span><text:span text:style-name="T181">&lt;/scale-checkbox-group&gt;</text:span></text:p>
      <text:p text:style-name="P182"><text:span text:style-name="T183">       <text:s/></text:span><text:span text:style-name="T184">&lt;/div&gt;</text:span></text:p>
      <text:p text:style-name="P185"><text:span text:style-name="T186">       <text:s/></text:span><text:span text:style-name="T187">&lt;div</text:span><text:span text:style-name="T188"><text:s/></text:span><text:span text:style-name="T189">class</text:span><text:span text:style-name="T190">=</text:span><text:span text:style-name="T191">"checkbox-group-container"</text:span><text:span text:style-name="T192">&gt;</text:span></text:p>
      <text:p text:style-name="P193"><text:span text:style-name="T194">         <text:s/></text:span><text:span text:style-name="T195">&lt;scale-checkbox-group</text:span></text:p>
      <text:p text:style-name="P196"><text:span text:style-name="T197">           <text:s/></text:span><text:span text:style-name="T198">label</text:span><text:span text:style-name="T199">=</text:span><text:span text:style-name="T200">"(Alle Benutzerrollen) - Ost PTI 31"</text:span></text:p>
      <text:p text:style-name="P201"><text:span text:style-name="T202">           <text:s/></text:span><text:span text:style-name="T203">name</text:span><text:span text:style-name="T204">=</text:span><text:span text:style-name="T205">"AnUser"</text:span></text:p>
      <text:p text:style-name="P206"><text:span text:style-name="T207">            @</text:span><text:span text:style-name="T208">change</text:span><text:span text:style-name="T209">="</text:span><text:span text:style-name="T210">handleSelectAllUsers</text:span><text:span text:style-name="T211">"</text:span></text:p>
      <text:p text:style-name="P212"><text:span text:style-name="T213">            :</text:span><text:span text:style-name="T214">checked</text:span><text:span text:style-name="T215">="</text:span><text:span text:style-name="T216">allUsersSelected</text:span><text:span text:style-name="T217">"</text:span></text:p>
      <text:p text:style-name="P218"><text:span text:style-name="T219">         <text:s/></text:span><text:span text:style-name="T220">&gt;</text:span></text:p>
      <text:p text:style-name="P221"><text:span text:style-name="T222">           <text:s/></text:span><text:span text:style-name="T223">&lt;scale-checkbox</text:span></text:p>
      <text:p text:style-name="P224"><text:span text:style-name="T225">             <text:s/></text:span><text:span text:style-name="T226">v-for</text:span><text:span text:style-name="T227">="(</text:span><text:span text:style-name="T228">item</text:span><text:span text:style-name="T229">,<text:s/></text:span><text:span text:style-name="T230">index</text:span><text:span text:style-name="T231">)<text:s/></text:span><text:span text:style-name="T232">in</text:span><text:span text:style-name="T233"><text:s/></text:span><text:span text:style-name="T234">userItems</text:span><text:span text:style-name="T235">"</text:span></text:p>
      <text:p text:style-name="P236"><text:span text:style-name="T237">              :</text:span><text:span text:style-name="T238">key</text:span><text:span text:style-name="T239">="</text:span><text:span text:style-name="T240">item</text:span><text:span text:style-name="T241">.</text:span><text:span text:style-name="T242">value</text:span><text:span text:style-name="T243">"</text:span></text:p>
      <text:p text:style-name="P244"><text:span text:style-name="T245">              :</text:span><text:span text:style-name="T246">label</text:span><text:span text:style-name="T247">="</text:span><text:span text:style-name="T248">item</text:span><text:span text:style-name="T249">.</text:span><text:span text:style-name="T250">label</text:span><text:span text:style-name="T251">"</text:span></text:p>
      <text:p text:style-name="P252"><text:span text:style-name="T253">              :</text:span><text:span text:style-name="T254">value</text:span><text:span text:style-name="T255">="</text:span><text:span text:style-name="T256">item</text:span><text:span text:style-name="T257">.</text:span><text:span text:style-name="T258">value</text:span><text:span text:style-name="T259">"</text:span></text:p>
      <text:p text:style-name="P260"><text:span text:style-name="T261">             <text:s/></text:span><text:span text:style-name="T262">v-model</text:span><text:span text:style-name="T263">="</text:span><text:span text:style-name="T264">selectedReceiver</text:span><text:span text:style-name="T265">[</text:span><text:span text:style-name="T266">8</text:span><text:span text:style-name="T267"><text:s/></text:span><text:span text:style-name="T268">+</text:span><text:span text:style-name="T269"><text:s/></text:span><text:span text:style-name="T270">index</text:span><text:span text:style-name="T271">].</text:span><text:span text:style-name="T272">selected</text:span><text:span text:style-name="T273">"</text:span></text:p>
      <text:p text:style-name="P274"><text:span text:style-name="T275">              :</text:span><text:span text:style-name="T276">disabled</text:span><text:span text:style-name="T277">="</text:span><text:span text:style-name="T278">isCcChecked</text:span><text:span text:style-name="T279">(</text:span><text:span text:style-name="T280">item</text:span><text:span text:style-name="T281">.</text:span><text:span text:style-name="T282">value</text:span><text:span text:style-name="T283">)"</text:span></text:p>
      <text:p text:style-name="P284"><text:span text:style-name="T285">              @</text:span><text:span text:style-name="T286">change</text:span><text:span text:style-name="T287">="</text:span><text:span text:style-name="T288">updateDisabledStates</text:span><text:span text:style-name="T289">"</text:span></text:p>
      <text:p text:style-name="P290"><text:span text:style-name="T291">           <text:s/></text:span><text:span text:style-name="T292">/&gt;</text:span></text:p>
      <text:p text:style-name="P293"><text:span text:style-name="T294">         <text:s/></text:span><text:span text:style-name="T295">&lt;/scale-checkbox-group&gt;</text:span></text:p>
      <text:p text:style-name="P296"><text:span text:style-name="T297">       <text:s/></text:span><text:span text:style-name="T298">&lt;/div&gt;</text:span></text:p>
      <text:p text:style-name="P299"><text:span text:style-name="T300">     <text:s/></text:span><text:span text:style-name="T301">&lt;/scale-card&gt;</text:span></text:p>
      <text:p text:style-name="P302"><text:span text:style-name="T303">   <text:s/></text:span><text:span text:style-name="T304">&lt;/div&gt;</text:span></text:p>
      <text:p text:style-name="P305"/>
      <text:p text:style-name="P306"><text:span text:style-name="T307">   <text:s/></text:span><text:span text:style-name="T308">&lt;div</text:span><text:span text:style-name="T309"><text:s/></text:span><text:span text:style-name="T310">class</text:span><text:span text:style-name="T311">=</text:span><text:span text:style-name="T312">"card-with-header"</text:span><text:span text:style-name="T313">&gt;</text:span></text:p>
      <text:p text:style-name="P314"><text:span text:style-name="T315">     <text:s/></text:span><text:span text:style-name="T316">&lt;h2&gt;</text:span><text:span text:style-name="T317">CC</text:span><text:span text:style-name="T318">&lt;/h2&gt;</text:span></text:p>
      <text:p text:style-name="P319"><text:span text:style-name="T320">     <text:s/></text:span><text:span text:style-name="T321">&lt;scale-card</text:span><text:span text:style-name="T322"><text:s/></text:span><text:span text:style-name="T323">class</text:span><text:span text:style-name="T324">=</text:span><text:span text:style-name="T325">"half-width"</text:span><text:span text:style-name="T326">&gt;</text:span></text:p>
      <text:p text:style-name="P327"><text:span text:style-name="T328">       <text:s/></text:span><text:span text:style-name="T329">&lt;div</text:span><text:span text:style-name="T330"><text:s/></text:span><text:span text:style-name="T331">class</text:span><text:span text:style-name="T332">=</text:span><text:span text:style-name="T333">"checkbox-group-container"</text:span><text:span text:style-name="T334">&gt;</text:span></text:p>
      <text:p text:style-name="P335"><text:span text:style-name="T336">         <text:s/></text:span><text:span text:style-name="T337">&lt;scale-checkbox-group</text:span><text:span text:style-name="T338"><text:s/></text:span><text:span text:style-name="T339">label</text:span><text:span text:style-name="T340">=</text:span><text:span text:style-name="T341">"(Alle OrgE) - Ost PTI 31"</text:span><text:span text:style-name="T342"><text:s/></text:span><text:span text:style-name="T343">name</text:span><text:span text:style-name="T344">=</text:span><text:span text:style-name="T345">"CcOrgE"</text:span><text:span text:style-name="T346">&gt;</text:span></text:p>
      <text:p text:style-name="P347"><text:span text:style-name="T348">           <text:s/></text:span><text:span text:style-name="T349">&lt;scale-checkbox</text:span></text:p>
      <text:p text:style-name="P350"><text:span text:style-name="T351">             <text:s/></text:span><text:span text:style-name="T352">v-for</text:span><text:span text:style-name="T353">="(</text:span><text:span text:style-name="T354">item</text:span><text:span text:style-name="T355">,<text:s/></text:span><text:span text:style-name="T356">index</text:span><text:span text:style-name="T357">)<text:s/></text:span><text:span text:style-name="T358">in</text:span><text:span text:style-name="T359"><text:s/></text:span><text:span text:style-name="T360">orgEItems</text:span><text:span text:style-name="T361">"</text:span></text:p>
      <text:p text:style-name="P362"><text:span text:style-name="T363">              :</text:span><text:span text:style-name="T364">key</text:span><text:span text:style-name="T365">="</text:span><text:span text:style-name="T366">'cc-'</text:span><text:span text:style-name="T367"><text:s/></text:span><text:span text:style-name="T368">+</text:span><text:span text:style-name="T369"><text:s/></text:span><text:span text:style-name="T370">item</text:span><text:span text:style-name="T371">.</text:span><text:span text:style-name="T372">value</text:span><text:span text:style-name="T373">"</text:span></text:p>
      <text:p text:style-name="P374"><text:span text:style-name="T375">              :</text:span><text:span text:style-name="T376">label</text:span><text:span text:style-name="T377">="</text:span><text:span text:style-name="T378">item</text:span><text:span text:style-name="T379">.</text:span><text:span text:style-name="T380">label</text:span><text:span text:style-name="T381">"</text:span></text:p>
      <text:p text:style-name="P382"><text:span text:style-name="T383">              :</text:span><text:span text:style-name="T384">value</text:span><text:span text:style-name="T385">="</text:span><text:span text:style-name="T386">item</text:span><text:span text:style-name="T387">.</text:span><text:span text:style-name="T388">value</text:span><text:span text:style-name="T389">"</text:span></text:p>
      <text:p text:style-name="P390"><text:span text:style-name="T391">             <text:s/></text:span><text:span text:style-name="T392">v-model</text:span><text:span text:style-name="T393">="</text:span><text:span text:style-name="T394">selectedCc</text:span><text:span text:style-name="T395">[</text:span><text:span text:style-name="T396">index</text:span><text:span text:style-name="T397">].</text:span><text:span text:style-name="T398">selected</text:span><text:span text:style-name="T399">"</text:span></text:p>
      <text:p text:style-name="P400"><text:span text:style-name="T401">              :</text:span><text:span text:style-name="T402">disabled</text:span><text:span text:style-name="T403">="</text:span><text:span text:style-name="T404">isAnChecked</text:span><text:span text:style-name="T405">(</text:span><text:span text:style-name="T406">item</text:span><text:span text:style-name="T407">.</text:span><text:span text:style-name="T408">value</text:span><text:span text:style-name="T409">)"</text:span></text:p>
      <text:p text:style-name="P410"><text:span text:style-name="T411">              @</text:span><text:span text:style-name="T412">change</text:span><text:span text:style-name="T413">="</text:span><text:span text:style-name="T414">updateDisabledStates</text:span><text:span text:style-name="T415">"</text:span></text:p>
      <text:p text:style-name="P416"><text:span text:style-name="T417">           <text:s/></text:span><text:span text:style-name="T418">/&gt;</text:span></text:p>
      <text:p text:style-name="P419"><text:span text:style-name="T420">         <text:s/></text:span><text:span text:style-name="T421">&lt;/scale-checkbox-group&gt;</text:span></text:p>
      <text:p text:style-name="P422"><text:span text:style-name="T423">       <text:s/></text:span><text:span text:style-name="T424">&lt;/div&gt;</text:span></text:p>
      <text:p text:style-name="P425"><text:span text:style-name="T426">       <text:s/></text:span><text:span text:style-name="T427">&lt;scale-checkbox-group</text:span><text:span text:style-name="T428"><text:s/></text:span><text:span text:style-name="T429">label</text:span><text:span text:style-name="T430">=</text:span><text:span text:style-name="T431">"(Alle Benutzerrollen) - Ost PTI 31"</text:span><text:span text:style-name="T432"><text:s/></text:span><text:span text:style-name="T433">name</text:span><text:span text:style-name="T434">=</text:span><text:span text:style-name="T435">"CcUser"</text:span><text:span text:style-name="T436">&gt;</text:span></text:p>
      <text:p text:style-name="P437"><text:span text:style-name="T438">         <text:s/></text:span><text:span text:style-name="T439">&lt;scale-checkbox</text:span></text:p>
      <text:p text:style-name="P440"><text:span text:style-name="T441">           <text:s/></text:span><text:span text:style-name="T442">v-for</text:span><text:span text:style-name="T443">="(</text:span><text:span text:style-name="T444">item</text:span><text:span text:style-name="T445">,<text:s/></text:span><text:span text:style-name="T446">index</text:span><text:span text:style-name="T447">)<text:s/></text:span><text:span text:style-name="T448">in</text:span><text:span text:style-name="T449"><text:s/></text:span><text:span text:style-name="T450">userItems</text:span><text:span text:style-name="T451">"</text:span></text:p>
      <text:p text:style-name="P452"><text:span text:style-name="T453">            :</text:span><text:span text:style-name="T454">key</text:span><text:span text:style-name="T455">="</text:span><text:span text:style-name="T456">'cc-'</text:span><text:span text:style-name="T457"><text:s/></text:span><text:span text:style-name="T458">+</text:span><text:span text:style-name="T459"><text:s/></text:span><text:span text:style-name="T460">item</text:span><text:span text:style-name="T461">.</text:span><text:span text:style-name="T462">value</text:span><text:span text:style-name="T463">"</text:span></text:p>
      <text:p text:style-name="P464"><text:span text:style-name="T465">            :</text:span><text:span text:style-name="T466">label</text:span><text:span text:style-name="T467">="</text:span><text:span text:style-name="T468">item</text:span><text:span text:style-name="T469">.</text:span><text:span text:style-name="T470">label</text:span><text:span text:style-name="T471">"</text:span></text:p>
      <text:p text:style-name="P472"><text:span text:style-name="T473">            :</text:span><text:span text:style-name="T474">value</text:span><text:span text:style-name="T475">="</text:span><text:span text:style-name="T476">item</text:span><text:span text:style-name="T477">.</text:span><text:span text:style-name="T478">value</text:span><text:span text:style-name="T479">"</text:span></text:p>
      <text:p text:style-name="P480"><text:span text:style-name="T481">           <text:s/></text:span><text:span text:style-name="T482">v-model</text:span><text:span text:style-name="T483">="</text:span><text:span text:style-name="T484">selectedCc</text:span><text:span text:style-name="T485">[</text:span><text:span text:style-name="T486">8</text:span><text:span text:style-name="T487"><text:s/></text:span><text:span text:style-name="T488">+</text:span><text:span text:style-name="T489"><text:s/></text:span><text:span text:style-name="T490">index</text:span><text:span text:style-name="T491">].</text:span><text:span text:style-name="T492">selected</text:span><text:span text:style-name="T493">"</text:span></text:p>
      <text:p text:style-name="P494"><text:span text:style-name="T495">            :</text:span><text:span text:style-name="T496">disabled</text:span><text:span text:style-name="T497">="</text:span><text:span text:style-name="T498">isAnChecked</text:span><text:span text:style-name="T499">(</text:span><text:span text:style-name="T500">item</text:span><text:span text:style-name="T501">.</text:span><text:span text:style-name="T502">value</text:span><text:span text:style-name="T503">)"</text:span></text:p>
      <text:p text:style-name="P504"><text:span text:style-name="T505">            @</text:span><text:span text:style-name="T506">change</text:span><text:span text:style-name="T507">="</text:span><text:span text:style-name="T508">updateDisabledStates</text:span><text:span text:style-name="T509">"</text:span></text:p>
      <text:p text:style-name="P510"><text:span text:style-name="T511">         <text:s/></text:span><text:span text:style-name="T512">/&gt;</text:span></text:p>
      <text:p text:style-name="P513"><text:span text:style-name="T514">       <text:s/></text:span><text:span text:style-name="T515">&lt;/scale-checkbox-group&gt;</text:span></text:p>
      <text:p text:style-name="P516"><text:span text:style-name="T517">     <text:s/></text:span><text:span text:style-name="T518">&lt;/scale-card&gt;</text:span></text:p>
      <text:p text:style-name="P519"><text:span text:style-name="T520">   <text:s/></text:span><text:span text:style-name="T521">&lt;/div&gt;</text:span></text:p>
      <text:p text:style-name="P522"><text:span text:style-name="T523"> <text:s/></text:span><text:span text:style-name="T524">&lt;/div&gt;</text:span></text:p>
      <text:p text:style-name="P525"><text:span text:style-name="T526">&lt;/template&gt;</text:span></text:p>
      <text:p text:style-name="P527"/>
      <text:p text:style-name="P528"><text:span text:style-name="T529">&lt;script&gt;</text:span></text:p>
      <text:p text:style-name="P530"><text:span text:style-name="T531">export</text:span><text:span text:style-name="T532"><text:s/></text:span><text:span text:style-name="T533">default</text:span><text:span text:style-name="T534"><text:s/>{</text:span></text:p>
      <text:p text:style-name="P535"><text:span text:style-name="T536"> <text:s/></text:span><text:span text:style-name="T537">data</text:span><text:span text:style-name="T538">() {</text:span></text:p>
      <text:p text:style-name="P539"><text:span text:style-name="T540">   <text:s/></text:span><text:span text:style-name="T541">return</text:span><text:span text:style-name="T542"><text:s/>{</text:span></text:p>
      <text:p text:style-name="P543"><text:span text:style-name="T544">     <text:s/></text:span><text:span text:style-name="T545">orgEItems:</text:span><text:span text:style-name="T546"><text:s/>[</text:span></text:p>
      <text:p text:style-name="P547"><text:span text:style-name="T548">        {<text:s/></text:span><text:span text:style-name="T549">label:</text:span><text:span text:style-name="T550"><text:s/></text:span><text:span text:style-name="T551">"PTI31"</text:span><text:span text:style-name="T552">,<text:s/></text:span><text:span text:style-name="T553">value:</text:span><text:span text:style-name="T554"><text:s/></text:span><text:span text:style-name="T555">"PTI31"</text:span><text:span text:style-name="T556"><text:s/>},</text:span></text:p>
      <text:p text:style-name="P557"><text:span text:style-name="T558">        {<text:s/></text:span><text:span text:style-name="T559">label:</text:span><text:span text:style-name="T560"><text:s/></text:span><text:span text:style-name="T561">"AS"</text:span><text:span text:style-name="T562">,<text:s/></text:span><text:span text:style-name="T563">value:</text:span><text:span text:style-name="T564"><text:s/></text:span><text:span text:style-name="T565">"AS"</text:span><text:span text:style-name="T566"><text:s/>},</text:span></text:p>
      <text:p text:style-name="P567"><text:span text:style-name="T568">        {<text:s/></text:span><text:span text:style-name="T569">label:</text:span><text:span text:style-name="T570"><text:s/></text:span><text:span text:style-name="T571">"AM1"</text:span><text:span text:style-name="T572">,<text:s/></text:span><text:span text:style-name="T573">value:</text:span><text:span text:style-name="T574"><text:s/></text:span><text:span text:style-name="T575">"AM1"</text:span><text:span text:style-name="T576"><text:s/>},</text:span></text:p>
      <text:p text:style-name="P577"><text:span text:style-name="T578">        {<text:s/></text:span><text:span text:style-name="T579">label:</text:span><text:span text:style-name="T580"><text:s/></text:span><text:span text:style-name="T581">"AM2"</text:span><text:span text:style-name="T582">,<text:s/></text:span><text:span text:style-name="T583">value:</text:span><text:span text:style-name="T584"><text:s/></text:span><text:span text:style-name="T585">"AM2"</text:span><text:span text:style-name="T586"><text:s/>},</text:span></text:p>
      <text:p text:style-name="P587"><text:span text:style-name="T588">        {<text:s/></text:span><text:span text:style-name="T589">label:</text:span><text:span text:style-name="T590"><text:s/></text:span><text:span text:style-name="T591">"AT1"</text:span><text:span text:style-name="T592">,<text:s/></text:span><text:span text:style-name="T593">value:</text:span><text:span text:style-name="T594"><text:s/></text:span><text:span text:style-name="T595">"AT1"</text:span><text:span text:style-name="T596"><text:s/>},</text:span></text:p>
      <text:p text:style-name="P597"><text:span text:style-name="T598">        {<text:s/></text:span><text:span text:style-name="T599">label:</text:span><text:span text:style-name="T600"><text:s/></text:span><text:span text:style-name="T601">"PL"</text:span><text:span text:style-name="T602">,<text:s/></text:span><text:span text:style-name="T603">value:</text:span><text:span text:style-name="T604"><text:s/></text:span><text:span text:style-name="T605">"PL"</text:span><text:span text:style-name="T606"><text:s/>},</text:span></text:p>
      <text:p text:style-name="P607"><text:span text:style-name="T608">        {<text:s/></text:span><text:span text:style-name="T609">label:</text:span><text:span text:style-name="T610"><text:s/></text:span><text:span text:style-name="T611">"ÜL1"</text:span><text:span text:style-name="T612">,<text:s/></text:span><text:span text:style-name="T613">value:</text:span><text:span text:style-name="T614"><text:s/></text:span><text:span text:style-name="T615">"ÜL1"</text:span><text:span text:style-name="T616"><text:s/>},</text:span></text:p>
      <text:p text:style-name="P617"><text:span text:style-name="T618">        {<text:s/></text:span><text:span text:style-name="T619">label:</text:span><text:span text:style-name="T620"><text:s/></text:span><text:span text:style-name="T621">"ÜL2"</text:span><text:span text:style-name="T622">,<text:s/></text:span><text:span text:style-name="T623">value:</text:span><text:span text:style-name="T624"><text:s/></text:span><text:span text:style-name="T625">"ÜL2"</text:span><text:span text:style-name="T626"><text:s/>}</text:span></text:p>
      <text:p text:style-name="P627">      ],</text:p>
      <text:p text:style-name="P628"><text:span text:style-name="T629">     <text:s/></text:span><text:span text:style-name="T630">userItems:</text:span><text:span text:style-name="T631"><text:s/>[</text:span></text:p>
      <text:p text:style-name="P632"><text:span text:style-name="T633">        {<text:s/></text:span><text:span text:style-name="T634">label:</text:span><text:span text:style-name="T635"><text:s/></text:span><text:span text:style-name="T636">"Ost PTI 31 - Lean Experte"</text:span><text:span text:style-name="T637">,<text:s/></text:span><text:span text:style-name="T638">value:</text:span><text:span text:style-name="T639"><text:s/></text:span><text:span text:style-name="T640">"LE"</text:span><text:span text:style-name="T641"><text:s/>},</text:span></text:p>
      <text:p text:style-name="P642"><text:span text:style-name="T643">        {<text:s/></text:span><text:span text:style-name="T644">label:</text:span><text:span text:style-name="T645"><text:s/></text:span><text:span text:style-name="T646">"Ost PTI 31 - Lean Officer"</text:span><text:span text:style-name="T647">,<text:s/></text:span><text:span text:style-name="T648">value:</text:span><text:span text:style-name="T649"><text:s/></text:span><text:span text:style-name="T650">"LO"</text:span><text:span text:style-name="T651"><text:s/>},</text:span></text:p>
      <text:p text:style-name="P652"><text:span text:style-name="T653">       <text:s/></text:span><text:span text:style-name="T654">{<text:s/></text:span><text:span text:style-name="T655">label:</text:span><text:span text:style-name="T656"><text:s/></text:span><text:span text:style-name="T657">"Ost PTI 31 - Mitarbeiter"</text:span><text:span text:style-name="T658">,<text:s/></text:span><text:span text:style-name="T659">value:</text:span><text:span text:style-name="T660"><text:s/></text:span><text:span text:style-name="T661">"EM"</text:span><text:span text:style-name="T662"><text:s/>},</text:span></text:p>
      <text:p text:style-name="P663"><text:span text:style-name="T664">        {<text:s/></text:span><text:span text:style-name="T665">label:</text:span><text:span text:style-name="T666"><text:s/></text:span><text:span text:style-name="T667">"Ost PTI 31 - Shopfloor Teilnehmer"</text:span><text:span text:style-name="T668">,<text:s/></text:span><text:span text:style-name="T669">value:</text:span><text:span text:style-name="T670"><text:s/></text:span><text:span text:style-name="T671">"PT"</text:span><text:span text:style-name="T672"><text:s/>}</text:span></text:p>
      <text:p text:style-name="P673"><text:span text:style-name="T674">     <text:s/></text:span><text:span text:style-name="T675">],</text:span></text:p>
      <text:p text:style-name="P676"><text:span text:style-name="T677">     <text:s/></text:span><text:span text:style-name="T678">selectedReceiver:</text:span><text:span text:style-name="T679"><text:s/></text:span><text:span text:style-name="T680">Array</text:span><text:span text:style-name="T681">.</text:span><text:span text:style-name="T682">from</text:span><text:span text:style-name="T683">({<text:s/></text:span><text:span text:style-name="T684">length:</text:span><text:span text:style-name="T685"><text:s/></text:span><text:span text:style-name="T686">12</text:span><text:span text:style-name="T687"><text:s/>}, (</text:span><text:span text:style-name="T688">_</text:span><text:span text:style-name="T689">,<text:s/></text:span><text:span text:style-name="T690">index</text:span><text:span text:style-name="T691">)<text:s/></text:span><text:span text:style-name="T692">=&gt;</text:span><text:span text:style-name="T693"><text:s/>({</text:span></text:p>
      <text:p text:style-name="P694"><text:span text:style-name="T695">       <text:s/></text:span><text:span text:style-name="T696">value:</text:span><text:span text:style-name="T697"><text:s/></text:span><text:span text:style-name="T698">index</text:span><text:span text:style-name="T699"><text:s/></text:span><text:span text:style-name="T700">&lt;</text:span><text:span text:style-name="T701"><text:s/></text:span><text:span text:style-name="T702">8</text:span><text:span text:style-name="T703"><text:s/></text:span><text:span text:style-name="T704">?</text:span><text:span text:style-name="T705"><text:s/></text:span><text:span text:style-name="T706">`OrgE</text:span><text:span text:style-name="T707">${</text:span><text:span text:style-name="T708">index</text:span><text:span text:style-name="T709">}</text:span><text:span text:style-name="T710">`</text:span><text:span text:style-name="T711"><text:s/></text:span><text:span text:style-name="T712">:</text:span><text:span text:style-name="T713"><text:s/></text:span><text:span text:style-name="T714">`Role</text:span><text:span text:style-name="T715">${</text:span><text:span text:style-name="T716">index</text:span><text:span text:style-name="T717"><text:s/>-<text:s/></text:span><text:span text:style-name="T718">8</text:span><text:span text:style-name="T719">}</text:span><text:span text:style-name="T720">`</text:span><text:span text:style-name="T721">,</text:span></text:p>
      <text:p text:style-name="P722"><text:span text:style-name="T723">       <text:s/></text:span><text:span text:style-name="T724">selected:</text:span><text:span text:style-name="T725"><text:s/></text:span><text:span text:style-name="T726">false</text:span></text:p>
      <text:p text:style-name="P727">      })),</text:p>
      <text:p text:style-name="P728"><text:span text:style-name="T729">     <text:s/></text:span><text:span text:style-name="T730">selectedCc:</text:span><text:span text:style-name="T731"><text:s/></text:span><text:span text:style-name="T732">Array</text:span><text:span text:style-name="T733">.</text:span><text:span text:style-name="T734">from</text:span><text:span text:style-name="T735">({<text:s/></text:span><text:span text:style-name="T736">length:</text:span><text:span text:style-name="T737"><text:s/></text:span><text:span text:style-name="T738">12</text:span><text:span text:style-name="T739"><text:s/>}, (</text:span><text:span text:style-name="T740">_</text:span><text:span text:style-name="T741">,<text:s/></text:span><text:span text:style-name="T742">index</text:span><text:span text:style-name="T743">)<text:s/></text:span><text:span text:style-name="T744">=&gt;</text:span><text:span text:style-name="T745"><text:s/>({</text:span></text:p>
      <text:p text:style-name="P746"><text:span text:style-name="T747">       <text:s/></text:span><text:span text:style-name="T748">value:</text:span><text:span text:style-name="T749"><text:s/></text:span><text:span text:style-name="T750">index</text:span><text:span text:style-name="T751"><text:s/></text:span><text:span text:style-name="T752">&lt;</text:span><text:span text:style-name="T753"><text:s/></text:span><text:span text:style-name="T754">8</text:span><text:span text:style-name="T755"><text:s/></text:span><text:span text:style-name="T756">?</text:span><text:span text:style-name="T757"><text:s/></text:span><text:span text:style-name="T758">`OrgE</text:span><text:span text:style-name="T759">${</text:span><text:span text:style-name="T760">index</text:span><text:span text:style-name="T761">}</text:span><text:span text:style-name="T762">`</text:span><text:span text:style-name="T763"><text:s/></text:span><text:span text:style-name="T764">:</text:span><text:span text:style-name="T765"><text:s/></text:span><text:span text:style-name="T766">`Role</text:span><text:span text:style-name="T767">${</text:span><text:span text:style-name="T768">index</text:span><text:span text:style-name="T769"><text:s/>-<text:s/></text:span><text:span text:style-name="T770">8</text:span><text:span text:style-name="T771">}</text:span><text:span text:style-name="T772">`</text:span><text:span text:style-name="T773">,</text:span></text:p>
      <text:p text:style-name="P774"><text:span text:style-name="T775">       <text:s/></text:span><text:span text:style-name="T776">selected:</text:span><text:span text:style-name="T777"><text:s/></text:span><text:span text:style-name="T778">false</text:span></text:p>
      <text:p text:style-name="P779">      })),</text:p>
      <text:p text:style-name="P780"><text:span text:style-name="T781">     <text:s/></text:span><text:span text:style-name="T782">allUsersSelected:</text:span><text:span text:style-name="T783"><text:s/></text:span><text:span text:style-name="T784">false</text:span><text:span text:style-name="T785">,</text:span></text:p>
      <text:p text:style-name="P786"><text:span text:style-name="T787">     <text:s/></text:span><text:span text:style-name="T788">allOrgESelected:</text:span><text:span text:style-name="T789"><text:s/></text:span><text:span text:style-name="T790">false</text:span></text:p>
      <text:p text:style-name="P791">    };</text:p>
      <text:p text:style-name="P792">  },</text:p>
      <text:p text:style-name="P793"><text:span text:style-name="T794"> <text:s/></text:span><text:span text:style-name="T795">methods:</text:span><text:span text:style-name="T796"><text:s/>{</text:span></text:p>
      <text:p text:style-name="P797"><text:span text:style-name="T798">   <text:s/></text:span><text:span text:style-name="T799">handleSelectAllOrgE</text:span><text:span text:style-name="T800">(</text:span><text:span text:style-name="T801">event</text:span><text:span text:style-name="T802">) {</text:span></text:p>
      <text:p text:style-name="P803"><text:span text:style-name="T804">     <text:s/></text:span><text:span text:style-name="T805">const</text:span><text:span text:style-name="T806"><text:s/></text:span><text:span text:style-name="T807">selectAll</text:span><text:span text:style-name="T808"><text:s/></text:span><text:span text:style-name="T809">=</text:span><text:span text:style-name="T810"><text:s/></text:span><text:span text:style-name="T811">event</text:span><text:span text:style-name="T812">.</text:span><text:span text:style-name="T813">target</text:span><text:span text:style-name="T814">.</text:span><text:span text:style-name="T815">checked</text:span><text:span text:style-name="T816">;</text:span></text:p>
      <text:p text:style-name="P817"><text:span text:style-name="T818">     <text:s/></text:span><text:span text:style-name="T819">this</text:span><text:span text:style-name="T820">.</text:span><text:span text:style-name="T821">allOrgESelected</text:span><text:span text:style-name="T822"><text:s/></text:span><text:span text:style-name="T823">=</text:span><text:span text:style-name="T824"><text:s/></text:span><text:span text:style-name="T825">selectAll</text:span><text:span text:style-name="T826">;</text:span></text:p>
      <text:p text:style-name="P827"><text:span text:style-name="T828">     <text:s/></text:span><text:span text:style-name="T829">this</text:span><text:span text:style-name="T830">.</text:span><text:span text:style-name="T831">selectedReceiver</text:span><text:span text:style-name="T832">.</text:span><text:span text:style-name="T833">forEach</text:span><text:span text:style-name="T834">((</text:span><text:span text:style-name="T835">receiver</text:span><text:span text:style-name="T836">,<text:s/></text:span><text:span text:style-name="T837">index</text:span><text:span text:style-name="T838">)<text:s/></text:span><text:span text:style-name="T839">=&gt;</text:span><text:span text:style-name="T840"><text:s/>{</text:span></text:p>
      <text:p text:style-name="P841"><text:span text:style-name="T842">       <text:s/></text:span><text:span text:style-name="T843">if</text:span><text:span text:style-name="T844"><text:s/>(</text:span><text:span text:style-name="T845">index</text:span><text:span text:style-name="T846"><text:s/></text:span><text:span text:style-name="T847">&lt;</text:span><text:span text:style-name="T848"><text:s/></text:span><text:span text:style-name="T849">8</text:span><text:span text:style-name="T850">)<text:s/></text:span><text:span text:style-name="T851">receiver</text:span><text:span text:style-name="T852">.</text:span><text:span text:style-name="T853">selected</text:span><text:span text:style-name="T854"><text:s/></text:span><text:span text:style-name="T855">=</text:span><text:span text:style-name="T856"><text:s/></text:span><text:span text:style-name="T857">selectAll</text:span><text:span text:style-name="T858">;</text:span></text:p>
      <text:p text:style-name="P859">      });</text:p>
      <text:p text:style-name="P860"><text:span text:style-name="T861">     <text:s/></text:span><text:span text:style-name="T862">this</text:span><text:span text:style-name="T863">.</text:span><text:span text:style-name="T864">updateDisabledStates</text:span><text:span text:style-name="T865">();</text:span></text:p>
      <text:p text:style-name="P866">    },</text:p>
      <text:p text:style-name="P867"><text:span text:style-name="T868">   <text:s/></text:span><text:span text:style-name="T869">handleSelectAllUsers</text:span><text:span text:style-name="T870">(</text:span><text:span text:style-name="T871">event</text:span><text:span text:style-name="T872">) {</text:span></text:p>
      <text:p text:style-name="P873"><text:span text:style-name="T874">     <text:s/></text:span><text:span text:style-name="T875">const</text:span><text:span text:style-name="T876"><text:s/></text:span><text:span text:style-name="T877">selectAll</text:span><text:span text:style-name="T878"><text:s/></text:span><text:span text:style-name="T879">=</text:span><text:span text:style-name="T880"><text:s/></text:span><text:span text:style-name="T881">event</text:span><text:span text:style-name="T882">.</text:span><text:span text:style-name="T883">target</text:span><text:span text:style-name="T884">.</text:span><text:span text:style-name="T885">checked</text:span><text:span text:style-name="T886">;</text:span></text:p>
      <text:p text:style-name="P887"><text:span text:style-name="T888">     <text:s/></text:span><text:span text:style-name="T889">this</text:span><text:span text:style-name="T890">.</text:span><text:span text:style-name="T891">allUsersSelected</text:span><text:span text:style-name="T892"><text:s/></text:span><text:span text:style-name="T893">=</text:span><text:span text:style-name="T894"><text:s/></text:span><text:span text:style-name="T895">selectAll</text:span><text:span text:style-name="T896">;</text:span></text:p>
      <text:p text:style-name="P897"><text:span text:style-name="T898">     <text:s/></text:span><text:span text:style-name="T899">this</text:span><text:span text:style-name="T900">.</text:span><text:span text:style-name="T901">selectedReceiver</text:span><text:span text:style-name="T902">.</text:span><text:span text:style-name="T903">forEach</text:span><text:span text:style-name="T904">((</text:span><text:span text:style-name="T905">receiver</text:span><text:span text:style-name="T906">,<text:s/></text:span><text:span text:style-name="T907">index</text:span><text:span text:style-name="T908">)<text:s/></text:span><text:span text:style-name="T909">=&gt;</text:span><text:span text:style-name="T910"><text:s/>{</text:span></text:p>
      <text:p text:style-name="P911"><text:span text:style-name="T912">       <text:s/></text:span><text:span text:style-name="T913">if</text:span><text:span text:style-name="T914"><text:s/>(</text:span><text:span text:style-name="T915">index</text:span><text:span text:style-name="T916"><text:s/></text:span><text:span text:style-name="T917">&gt;=</text:span><text:span text:style-name="T918"><text:s/></text:span><text:span text:style-name="T919">8</text:span><text:span text:style-name="T920">)<text:s/></text:span><text:span text:style-name="T921">receiver</text:span><text:span text:style-name="T922">.</text:span><text:span text:style-name="T923">selected</text:span><text:span text:style-name="T924"><text:s/></text:span><text:span text:style-name="T925">=</text:span><text:span text:style-name="T926"><text:s/></text:span><text:span text:style-name="T927">selectAll</text:span><text:span text:style-name="T928">;</text:span></text:p>
      <text:p text:style-name="P929">      });</text:p>
      <text:p text:style-name="P930"><text:span text:style-name="T931">     <text:s/></text:span><text:span text:style-name="T932">this</text:span><text:span text:style-name="T933">.</text:span><text:span text:style-name="T934">updateDisabledStates</text:span><text:span text:style-name="T935">();</text:span></text:p>
      <text:p text:style-name="P936">    },</text:p>
      <text:p text:style-name="P937"><text:span text:style-name="T938">   <text:s/></text:span><text:span text:style-name="T939">isCcChecked</text:span><text:span text:style-name="T940">(</text:span><text:span text:style-name="T941">value</text:span><text:span text:style-name="T942">) {</text:span></text:p>
      <text:p text:style-name="P943"><text:span text:style-name="T944">     <text:s/></text:span><text:span text:style-name="T945">return</text:span><text:span text:style-name="T946"><text:s/></text:span><text:span text:style-name="T947">this</text:span><text:span text:style-name="T948">.</text:span><text:span text:style-name="T949">selectedReceiver</text:span><text:span text:style-name="T950">.</text:span><text:span text:style-name="T951">some</text:span><text:span text:style-name="T952">(</text:span></text:p>
      <text:p text:style-name="P953"><text:span text:style-name="T954">        (</text:span><text:span text:style-name="T955">receiver</text:span><text:span text:style-name="T956">)<text:s/></text:span><text:span text:style-name="T957">=&gt;</text:span><text:span text:style-name="T958"><text:s/></text:span><text:span text:style-name="T959">receiver</text:span><text:span text:style-name="T960">.</text:span><text:span text:style-name="T961">value</text:span><text:span text:style-name="T962"><text:s/></text:span><text:span text:style-name="T963">===</text:span><text:span text:style-name="T964"><text:s/></text:span><text:span text:style-name="T965">value</text:span><text:span text:style-name="T966"><text:s/></text:span><text:span text:style-name="T967">&amp;&amp;</text:span><text:span text:style-name="T968"><text:s/></text:span><text:span text:style-name="T969">receiver</text:span><text:span text:style-name="T970">.</text:span><text:span text:style-name="T971">selected</text:span></text:p>
      <text:p text:style-name="P972">      );</text:p>
      <text:p text:style-name="P973">    },</text:p>
      <text:p text:style-name="P974"><text:span text:style-name="T975">   <text:s/></text:span><text:span text:style-name="T976">isAnChecked</text:span><text:span text:style-name="T977">(</text:span><text:span text:style-name="T978">value</text:span><text:span text:style-name="T979">) {</text:span></text:p>
      <text:p text:style-name="P980"><text:span text:style-name="T981">     <text:s/></text:span><text:span text:style-name="T982">return</text:span><text:span text:style-name="T983"><text:s/></text:span><text:span text:style-name="T984">this</text:span><text:span text:style-name="T985">.</text:span><text:span text:style-name="T986">selectedCc</text:span><text:span text:style-name="T987">.</text:span><text:span text:style-name="T988">some</text:span><text:span text:style-name="T989">((</text:span><text:span text:style-name="T990">cc</text:span><text:span text:style-name="T991">)<text:s/></text:span><text:span text:style-name="T992">=&gt;</text:span><text:span text:style-name="T993"><text:s/></text:span><text:span text:style-name="T994">cc</text:span><text:span text:style-name="T995">.</text:span><text:span text:style-name="T996">value</text:span><text:span text:style-name="T997"><text:s/></text:span><text:span text:style-name="T998">===</text:span><text:span text:style-name="T999"><text:s/></text:span><text:span text:style-name="T1000">value</text:span><text:span text:style-name="T1001"><text:s/></text:span><text:span text:style-name="T1002">&amp;&amp;</text:span><text:span text:style-name="T1003"><text:s/></text:span><text:span text:style-name="T1004">cc</text:span><text:span text:style-name="T1005">.</text:span><text:span text:style-name="T1006">selected</text:span><text:span text:style-name="T1007">);</text:span></text:p>
      <text:p text:style-name="P1008">    },</text:p>
      <text:p text:style-name="P1009"><text:span text:style-name="T1010">   <text:s/></text:span><text:span text:style-name="T1011">updateDisabledStates</text:span><text:span text:style-name="T1012">() {</text:span></text:p>
      <text:p text:style-name="P1013"><text:span text:style-name="T1014">     <text:s/></text:span><text:span text:style-name="T1015">// Disable checkboxes in CC based on the selection in AN</text:span></text:p>
      <text:p text:style-name="P1016"><text:span text:style-name="T1017">     <text:s/></text:span><text:span text:style-name="T1018">this</text:span><text:span text:style-name="T1019">.</text:span><text:span text:style-name="T1020">selectedCc</text:span><text:span text:style-name="T1021">.</text:span><text:span text:style-name="T1022">forEach</text:span><text:span text:style-name="T1023">((</text:span><text:span text:style-name="T1024">cc</text:span><text:span text:style-name="T1025">,<text:s/></text:span><text:span text:style-name="T1026">index</text:span><text:span text:style-name="T1027">)<text:s/></text:span><text:span text:style-name="T1028">=&gt;</text:span><text:span text:style-name="T1029"><text:s/>{</text:span></text:p>
      <text:p text:style-name="P1030"><text:span text:style-name="T1031">       <text:s/></text:span><text:span text:style-name="T1032">cc</text:span><text:span text:style-name="T1033">.</text:span><text:span text:style-name="T1034">disabled</text:span><text:span text:style-name="T1035"><text:s/></text:span><text:span text:style-name="T1036">=</text:span><text:span text:style-name="T1037"><text:s/></text:span><text:span text:style-name="T1038">this</text:span><text:span text:style-name="T1039">.</text:span><text:span text:style-name="T1040">isAnChecked</text:span><text:span text:style-name="T1041">(</text:span><text:span text:style-name="T1042">cc</text:span><text:span text:style-name="T1043">.</text:span><text:span text:style-name="T1044">value</text:span><text:span text:style-name="T1045">);</text:span></text:p>
      <text:p text:style-name="P1046">      });</text:p>
      <text:p text:style-name="P1047"><text:span text:style-name="T1048">     <text:s/></text:span><text:span text:style-name="T1049">// Disable checkboxes in AN based on the selection in CC</text:span></text:p>
      <text:p text:style-name="P1050"><text:span text:style-name="T1051">     <text:s/></text:span><text:span text:style-name="T1052">this</text:span><text:span text:style-name="T1053">.</text:span><text:span text:style-name="T1054">selectedReceiver</text:span><text:span text:style-name="T1055">.</text:span><text:span text:style-name="T1056">forEach</text:span><text:span text:style-name="T1057">((</text:span><text:span text:style-name="T1058">receiver</text:span><text:span text:style-name="T1059">,<text:s/></text:span><text:span text:style-name="T1060">index</text:span><text:span text:style-name="T1061">)<text:s/></text:span><text:span text:style-name="T1062">=&gt;</text:span><text:span text:style-name="T1063"><text:s/>{</text:span></text:p>
      <text:p text:style-name="P1064"><text:span text:style-name="T1065">       <text:s/></text:span><text:span text:style-name="T1066">receiver</text:span><text:span text:style-name="T1067">.</text:span><text:span text:style-name="T1068">disabled</text:span><text:span text:style-name="T1069"><text:s/></text:span><text:span text:style-name="T1070">=</text:span><text:span text:style-name="T1071"><text:s/></text:span><text:span text:style-name="T1072">this</text:span><text:span text:style-name="T1073">.</text:span><text:span text:style-name="T1074">isCcChecked</text:span><text:span text:style-name="T1075">(</text:span><text:span text:style-name="T1076">receiver</text:span><text:span text:style-name="T1077">.</text:span><text:span text:style-name="T1078">value</text:span><text:span text:style-name="T1079">);</text:span></text:p>
      <text:p text:style-name="P1080">      });</text:p>
      <text:p text:style-name="P1081">    }</text:p>
      <text:p text:style-name="P1082">  },</text:p>
      <text:p text:style-name="P1083"><text:span text:style-name="T1084"> <text:s/></text:span><text:span text:style-name="T1085">watch:</text:span><text:span text:style-name="T1086"><text:s/>{</text:span></text:p>
      <text:p text:style-name="P1087"><text:span text:style-name="T1088">   <text:s/></text:span><text:span text:style-name="T1089">selectedReceiver:</text:span><text:span text:style-name="T1090"><text:s/>{</text:span></text:p>
      <text:p text:style-name="P1091"><text:span text:style-name="T1092">     <text:s/></text:span><text:span text:style-name="T1093">handler</text:span><text:span text:style-name="T1094">() {</text:span></text:p>
      <text:p text:style-name="P1095"><text:span text:style-name="T1096">       <text:s/></text:span><text:span text:style-name="T1097">this</text:span><text:span text:style-name="T1098">.</text:span><text:span text:style-name="T1099">updateDisabledStates</text:span><text:span text:style-name="T1100">();</text:span></text:p>
      <text:p text:style-name="P1101">      },</text:p>
      <text:p text:style-name="P1102"><text:span text:style-name="T1103">     <text:s/></text:span><text:span text:style-name="T1104">deep:</text:span><text:span text:style-name="T1105"><text:s/></text:span><text:span text:style-name="T1106">true</text:span></text:p>
      <text:p text:style-name="P1107">    },</text:p>
      <text:p text:style-name="P1108"><text:span text:style-name="T1109">   <text:s/></text:span><text:span text:style-name="T1110">selectedCc:</text:span><text:span text:style-name="T1111"><text:s/>{</text:span></text:p>
      <text:p text:style-name="P1112"><text:span text:style-name="T1113">     <text:s/></text:span><text:span text:style-name="T1114">handler</text:span><text:span text:style-name="T1115">() {</text:span></text:p>
      <text:p text:style-name="P1116"><text:span text:style-name="T1117">       <text:s/></text:span><text:span text:style-name="T1118">this</text:span><text:span text:style-name="T1119">.</text:span><text:span text:style-name="T1120">updateDisabledStates</text:span><text:span text:style-name="T1121">();</text:span></text:p>
      <text:p text:style-name="P1122">      },</text:p>
      <text:p text:style-name="P1123"><text:span text:style-name="T1124">     <text:s/></text:span><text:span text:style-name="T1125">deep:</text:span><text:span text:style-name="T1126"><text:s/></text:span><text:span text:style-name="T1127">true</text:span></text:p>
      <text:p text:style-name="P1128">    }</text:p>
      <text:p text:style-name="P1129">  }</text:p>
      <text:p text:style-name="P1130">};</text:p>
      <text:p text:style-name="P1131"><text:span text:style-name="T1132">&lt;/script&gt;</text:span></text:p>
      <text:p text:style-name="P1133"/>
      <text:p text:style-name="P1134"><text:span text:style-name="T1135">&lt;style</text:span><text:span text:style-name="T1136"><text:s/></text:span><text:span text:style-name="T1137">scoped</text:span><text:span text:style-name="T1138">&gt;</text:span></text:p>
      <text:p text:style-name="P1139"><text:span text:style-name="T1140">.card-container</text:span><text:span text:style-name="T1141"><text:s/>{</text:span></text:p>
      <text:p text:style-name="P1142"><text:span text:style-name="T1143"> <text:s/></text:span><text:span text:style-name="T1144">display</text:span><text:span text:style-name="T1145">:<text:s/></text:span><text:span text:style-name="T1146">flex</text:span><text:span text:style-name="T1147">;</text:span></text:p>
      <text:p text:style-name="P1148"><text:span text:style-name="T1149"> <text:s/></text:span><text:span text:style-name="T1150">gap</text:span><text:span text:style-name="T1151">:<text:s/></text:span><text:span text:style-name="T1152">10px</text:span><text:span text:style-name="T1153">;</text:span></text:p>
      <text:p text:style-name="P1154">}</text:p>
      <text:p text:style-name="P1155"/>
      <text:p text:style-name="P1156"><text:span text:style-name="T1157">.half-width</text:span><text:span text:style-name="T1158"><text:s/>{</text:span></text:p>
      <text:p text:style-name="P1159"><text:span text:style-name="T1160"> <text:s/></text:span><text:span text:style-name="T1161">width</text:span><text:span text:style-name="T1162">:<text:s/></text:span><text:span text:style-name="T1163">50%</text:span><text:span text:style-name="T1164">;</text:span></text:p>
      <text:p text:style-name="P1165"><text:span text:style-name="T1166"> <text:s/></text:span><text:span text:style-name="T1167">box-sizing</text:span><text:span text:style-name="T1168">:<text:s/></text:span><text:span text:style-name="T1169">border-box</text:span><text:span text:style-name="T1170">;</text:span></text:p>
      <text:p text:style-name="P1171"><text:span text:style-name="T1172"> <text:s/></text:span><text:span text:style-name="T1173">padding</text:span><text:span text:style-name="T1174">:<text:s/></text:span><text:span text:style-name="T1175">10px</text:span><text:span text:style-name="T1176">;</text:span></text:p>
      <text:p text:style-name="P1177"><text:span text:style-name="T1178"> <text:s/></text:span><text:span text:style-name="T1179">padding-bottom</text:span><text:span text:style-name="T1180">:<text:s/></text:span><text:span text:style-name="T1181">30px</text:span><text:span text:style-name="T1182">;</text:span></text:p>
      <text:p text:style-name="P1183">}</text:p>
      <text:p text:style-name="P1184"><text:span text:style-name="T1185">.checkbox-group-container</text:span><text:span text:style-name="T1186"><text:s/>{</text:span></text:p>
      <text:p text:style-name="P1187"><text:span text:style-name="T1188"> <text:s/></text:span><text:span text:style-name="T1189">margin-bottom</text:span><text:span text:style-name="T1190">:<text:s/></text:span><text:span text:style-name="T1191">20px</text:span><text:span text:style-name="T1192">;</text:span></text:p>
      <text:p text:style-name="P1193">}</text:p>
      <text:p text:style-name="P1194"><text:span text:style-name="T1195">.card-with-header</text:span><text:span text:style-name="T1196"><text:s/>{</text:span></text:p>
      <text:p text:style-name="P1197"><text:span text:style-name="T1198"> <text:s/></text:span><text:span text:style-name="T1199">width</text:span><text:span text:style-name="T1200">:<text:s/></text:span><text:span text:style-name="T1201">50%</text:span><text:span text:style-name="T1202">;</text:span></text:p>
      <text:p text:style-name="P1203"><text:span text:style-name="T1204"> <text:s/></text:span><text:span text:style-name="T1205">box-sizing</text:span><text:span text:style-name="T1206">:<text:s/></text:span><text:span text:style-name="T1207">border-box</text:span><text:span text:style-name="T1208">;</text:span></text:p>
      <text:p text:style-name="P1209"><text:span text:style-name="T1210"> <text:s/></text:span><text:span text:style-name="T1211">padding</text:span><text:span text:style-name="T1212">:<text:s/></text:span><text:span text:style-name="T1213">10px</text:span><text:span text:style-name="T1214">;</text:span></text:p>
      <text:p text:style-name="P1215"><text:span text:style-name="T1216"> <text:s/></text:span><text:span text:style-name="T1217">padding-bottom</text:span><text:span text:style-name="T1218">:<text:s/></text:span><text:span text:style-name="T1219">30px</text:span><text:span text:style-name="T1220">;</text:span></text:p>
      <text:p text:style-name="P1221">}</text:p>
      <text:p text:style-name="P1222"><text:span text:style-name="T1223">&lt;/style&gt;</text:span></text:p>
      <text:p text:style-name="P122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7:00Z</meta:creation-date>
    <dc:date>2024-09-23T12:07:00Z</dc:date>
    <meta:template xlink:href="Normal.dotm" xlink:type="simple"/>
    <meta:editing-cycles>1</meta:editing-cycles>
    <meta:editing-duration>PT0S</meta:editing-duration>
    <meta:document-statistic meta:page-count="1" meta:paragraph-count="11" meta:word-count="802" meta:character-count="5844" meta:row-count="42" meta:non-whitespace-character-count="5053"/>
  </office:meta>
</office:document-meta>
</file>